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61in"/>
    </style:style>
    <style:style style:name="co2" style:family="table-column">
      <style:table-column-properties fo:break-before="auto" style:column-width="0.7429in"/>
    </style:style>
    <style:style style:name="co3" style:family="table-column">
      <style:table-column-properties fo:break-before="auto" style:column-width="3.9283in"/>
    </style:style>
    <style:style style:name="co4" style:family="table-column">
      <style:table-column-properties fo:break-before="auto" style:column-width="4.7457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95in" fo:break-before="auto" style:use-optimal-row-height="true"/>
    </style:style>
    <style:style style:name="ro3" style:family="table-row">
      <style:table-row-properties style:row-height="0.7598in" fo:break-before="auto" style:use-optimal-row-height="true"/>
    </style:style>
    <style:style style:name="ro4" style:family="table-row">
      <style:table-row-properties style:row-height="1.1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fo:font-size="12pt" style:font-size-asian="12pt" style:font-size-complex="12pt" fo:hyphenate="true"/>
    </style:style>
    <style:style style:name="ce3" style:family="table-cell" style:parent-style-name="Default">
      <style:table-cell-properties fo:wrap-option="wrap" style:shrink-to-fit="true"/>
      <style:text-properties fo:font-size="12pt" style:font-size-asian="12pt" style:font-size-complex="12pt" fo:hyphenate="true"/>
    </style:style>
    <style:style style:name="ce4" style:family="table-cell" style:parent-style-name="Default">
      <style:table-cell-properties fo:wrap-option="wrap" style:shrink-to-fit="true"/>
      <style:text-properties fo:font-size="12pt" style:font-size-asian="12pt" style:font-size-complex="12pt"/>
    </style:style>
    <style:style style:name="ce5" style:family="table-cell" style:parent-style-name="Default" style:data-style-name="N99"/>
    <style:style style:name="ce6" style:family="table-cell" style:parent-style-name="Default" style:data-style-name="N99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[lemma='cum'][morph='.*Sub.*']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calcext:value-type="string">
            <text:p>Localisation</text:p>
          </table:table-cell>
          <table:table-cell office:value-type="string" calcext:value-type="string">
            <text:p>Id. source</text:p>
          </table:table-cell>
          <table:table-cell table:style-name="ce2" office:value-type="string" calcext:value-type="string">
            <text:p>Segment source</text:p>
          </table:table-cell>
          <table:table-cell table:style-name="ce2" office:value-type="string" calcext:value-type="string">
            <text:p>Segment cible</text:p>
          </table:table-cell>
          <table:table-cell office:value-type="string" calcext:value-type="string">
            <text:p>Id. cible</text:p>
          </table:table-cell>
          <table:table-cell table:style-name="Default"/>
          <table:table-cell table:number-columns-repeated="16378"/>
        </table:table-row>
        <table:table-row table:style-name="ro2">
          <table:table-cell office:value-type="string" calcext:value-type="string">
            <text:p>1.1.7</text:p>
          </table:table-cell>
          <table:table-cell office:value-type="string" calcext:value-type="string">
            <text:p>bUeogyA</text:p>
          </table:table-cell>
          <table:table-cell table:style-name="ce3" office:value-type="string" calcext:value-type="string">
            <text:p>in ordine ad aliud , tum quia sunt diuitiae &lt;b&gt; ex institutione Hominum , tum quia cum sint corporalia , &lt;/b&gt; ipsi indigentiae corporali per se non sufficiunt ,</text:p>
          </table:table-cell>
          <table:table-cell table:style-name="ce3" office:value-type="string" calcext:value-type="string">
            <text:p>conuiene saber a los riquezas natraales ¶ Lo segundo que por que estas Riquezas son riquezas &lt;b&gt; por ordenamiento e estableçemiento | delons omes &lt;/b&gt; e non en otra gnisa¶ Lo terçero commo ellas sean riquezas corporales</text:p>
          </table:table-cell>
          <table:table-cell office:value-type="string" calcext:value-type="string">
            <text:p>gfrSJC2, jvnuYdX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1.1.8</text:p>
          </table:table-cell>
          <table:table-cell office:value-type="string" calcext:value-type="string">
            <text:p>zT2QcxX</text:p>
          </table:table-cell>
          <table:table-cell table:style-name="ce3" office:value-type="string" calcext:value-type="string">
            <text:p>ut exterius proferatur . Honor ergo habet rationem boni extrinseci , &lt;b&gt; cum sit reuerentia exhibita &lt;/b&gt; per quaedam exteriora signa . Quare si felicitas non est ponenda</text:p>
          </table:table-cell>
          <table:table-cell table:style-name="ce3" office:value-type="string" calcext:value-type="string">
            <text:p>Et por ende la honrra ha razon de bien que esta de fuera &lt;b&gt; por que es reuerençia fecha &lt;/b&gt; por señales mostradas de fuera¶ Por la qual razon si la bien andança non es de poner en los bienes de fuera</text:p>
          </table:table-cell>
          <table:table-cell office:value-type="string" calcext:value-type="string">
            <text:p>a2EmlK2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1.1.8</text:p>
          </table:table-cell>
          <table:table-cell office:value-type="string" calcext:value-type="string">
            <text:p>udWWfav</text:p>
          </table:table-cell>
          <table:table-cell table:style-name="ce3" office:value-type="string" calcext:value-type="string">
            <text:p>erit praesumptuosus , et erit iniustus , et inaequale . Nam si Princeps suam felicitatem in honoribus ponat , &lt;b&gt; cum sufficiat ad hoc &lt;/b&gt; quod quis honoretur , quod videatur esse bonus ,</text:p>
          </table:table-cell>
          <table:table-cell table:style-name="ce3" office:value-type="string" calcext:value-type="string">
            <text:p>Ca el prinçipe si pusiere la su bien andança en honrras &lt;b&gt; conmoabaste acanda vno &lt;/b&gt; para que sea honrrado que semeie bueno</text:p>
          </table:table-cell>
          <table:table-cell office:value-type="string" calcext:value-type="string">
            <text:p>dO6FXe1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1.1.10</text:p>
          </table:table-cell>
          <table:table-cell office:value-type="string" calcext:value-type="string">
            <text:p>rxZtHIq</text:p>
          </table:table-cell>
          <table:table-cell table:style-name="ce3" office:value-type="string" calcext:value-type="string">
            <text:p>et per ciuilem potentiam dominetur : quia tale dominium &lt;b&gt; cum sit violentum , &lt;/b&gt; et contra naturam , diu durare non potest :</text:p>
          </table:table-cell>
          <table:table-cell table:style-name="ce3" office:value-type="string" calcext:value-type="string">
            <text:p>e la bien andaça non es de poner en ninguna cosa passadera nin tenporal . Mas es de poner en aquello &lt;b&gt; que sienpre ha de durar ¶ &lt;/b&gt; La segunda razon se declara assi que la feliçidat</text:p>
          </table:table-cell>
          <table:table-cell office:value-type="string" calcext:value-type="string">
            <text:p>aZsOanX</text:p>
          </table:table-cell>
          <table:table-cell table:style-name="Default" office:value-type="string" calcext:value-type="string">
            <text:p>EXCLUDE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1.1.13</text:p>
          </table:table-cell>
          <table:table-cell office:value-type="string" calcext:value-type="string">
            <text:p>sfpB9KP</text:p>
          </table:table-cell>
          <table:table-cell table:style-name="ce3" office:value-type="string" calcext:value-type="string">
            <text:p>Reges enim vacantes communi bono , si non transgrediantur , &lt;b&gt; cum possint transgredi , &lt;/b&gt; maioris meriti esse videntur . Dicimus autem</text:p>
          </table:table-cell>
          <table:table-cell table:style-name="ce3" office:value-type="string" calcext:value-type="string">
            <text:p>Por que los Reyes trabaian en el bien comun si non trispassaren los mandamientos de dios &lt;b&gt; conmolos podiessen &lt;/b&gt; trispassar son de mayor meresçimiento . Et dezimos que los reys trabaian en el bien comun .</text:p>
          </table:table-cell>
          <table:table-cell office:value-type="string" calcext:value-type="string">
            <text:p>oEF1Quo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1.2.5</text:p>
          </table:table-cell>
          <table:table-cell office:value-type="string" calcext:value-type="string">
            <text:p>lfik46q</text:p>
          </table:table-cell>
          <table:table-cell table:style-name="ce3" office:value-type="string" calcext:value-type="string">
            <text:p>quae sit recta ratio , per quam de ipsis agibilibus rectas rationes faciamus . &lt;b&gt; Rursus cum contingat operari recte et non recte , &lt;/b&gt; sic ut est dare virtutem , per quam dirigimur</text:p>
          </table:table-cell>
          <table:table-cell table:style-name="ce3" office:value-type="string" calcext:value-type="string">
            <text:p>Por la qual de todas las obras que fazemos fagamos razones derechas ¶ &lt;b&gt; Otrosi commo contesca de obrar derechamente | e non derechamente &lt;/b&gt; assi commo auemos a dar uirtud . Por la qual cosa somos endereçados en razonando delans obras en essa mis ma guas a auemos de dar uirtud</text:p>
          </table:table-cell>
          <table:table-cell office:value-type="string" calcext:value-type="string">
            <text:p>eGbxP24, lOVmXT7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1.2.5</text:p>
          </table:table-cell>
          <table:table-cell office:value-type="string" calcext:value-type="string">
            <text:p>dPwNaGp</text:p>
          </table:table-cell>
          <table:table-cell table:style-name="ce3" office:value-type="string" calcext:value-type="string">
            <text:p>Rursus quia prudentia est principalior omnibus aliis , &lt;b&gt; cum sit directiua omnium aliarum , &lt;/b&gt; et iustitia sit principalior quod fortitudo et temperantia ,</text:p>
          </table:table-cell>
          <table:table-cell table:style-name="ce3" office:value-type="string" calcext:value-type="string">
            <text:p>de dezir que delas otras ¶Otrosi por que la prudençia es mas prinçipal que todas las otras &lt;b&gt; por que es endereçadora e regladora de todas las otras ¶ &lt;/b&gt; Et la iustiçia en pos ella es mas prinçipal que la fortaleza e la tenperança . Por que la iusticia es cerca de aquellas cosas</text:p>
          </table:table-cell>
          <table:table-cell office:value-type="string" calcext:value-type="string">
            <text:p>db5sx6T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1.2.15</text:p>
          </table:table-cell>
          <table:table-cell office:value-type="string" calcext:value-type="string">
            <text:p>eA6rCrx</text:p>
          </table:table-cell>
          <table:table-cell table:style-name="ce3" office:value-type="string" calcext:value-type="string">
            <text:p>Recitat autem Philosophus Ethicorum 3 de quodam , nomine Phyloxenus , &lt;b&gt; qui , cum esset pultiuorax , orauit , &lt;/b&gt; ut guttur eius longius quam gruis fieret . Non enim orauit ,</text:p>
          </table:table-cell>
          <table:table-cell table:style-name="ce3" office:value-type="string" calcext:value-type="string">
            <text:p>que era muy goloso de puchas e tomaua muy grant delectaçion en ellas g̃rago a dios &lt;b&gt; quel feziese la garganta &lt;/b&gt; mas luenga que garganta de grulla por que podiese tomar mayor delecta conn en ellas .</text:p>
          </table:table-cell>
          <table:table-cell office:value-type="string" calcext:value-type="string">
            <text:p>wny7Vl2</text:p>
          </table:table-cell>
          <table:table-cell table:style-name="Default" office:value-type="string" calcext:value-type="string">
            <text:p>EXCLUD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1.2.16</text:p>
          </table:table-cell>
          <table:table-cell office:value-type="string" calcext:value-type="string">
            <text:p>emZjCzA</text:p>
          </table:table-cell>
          <table:table-cell table:style-name="ce3" office:value-type="string" calcext:value-type="string">
            <text:p>Exemplum autem huius habemus in Rege Sardanapallo , &lt;b&gt; qui cum esset totus muliebris , &lt;/b&gt; et deditus intemperantiae ( ut recitat Iustinus Historicus , libro 1 abbreuiationis Trogi Pompeii ) non exibat extra ,</text:p>
          </table:table-cell>
          <table:table-cell table:style-name="ce3" office:value-type="string" calcext:value-type="string">
            <text:p>e desto auemos enxienplo en el Rey sardan &lt;b&gt; apalo que por que era todo mugeril | e dado a mugers &lt;/b&gt; e era muy destenpdo en pecado de luxuria .</text:p>
          </table:table-cell>
          <table:table-cell office:value-type="string" calcext:value-type="string">
            <text:p>sY3eqF5, zvLKTht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1.2.18</text:p>
          </table:table-cell>
          <table:table-cell office:value-type="string" calcext:value-type="string">
            <text:p>yusjx1a</text:p>
          </table:table-cell>
          <table:table-cell table:style-name="ce3" office:value-type="string" calcext:value-type="string">
            <text:p>sicut nec liberalis , de leui &lt;b&gt; quis cum sit prodigus , &lt;/b&gt; fieri poterit liberalis . Si ergo omnino decens est</text:p>
          </table:table-cell>
          <table:table-cell table:style-name="ce3" office:value-type="string" calcext:value-type="string">
            <text:p>por la qual razon commo el gastador non sea amador de los desbien commo el libal non lo es de ligero se puede fazer &lt;b&gt; qual quier gastador liberal e franco ¶ &lt;/b&gt; pues que assi es si es conueinble al Rey en toda manera de ser uirtuoso tanto</text:p>
          </table:table-cell>
          <table:table-cell office:value-type="string" calcext:value-type="string">
            <text:p>rkM8GTW</text:p>
          </table:table-cell>
          <table:table-cell table:style-name="Default" office:value-type="string" calcext:value-type="string">
            <text:p>EXCLUD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1.2.23</text:p>
          </table:table-cell>
          <table:table-cell office:value-type="string" calcext:value-type="string">
            <text:p>jHauast</text:p>
          </table:table-cell>
          <table:table-cell table:style-name="ce3" office:value-type="string" calcext:value-type="string">
            <text:p>Quarto decet esse apertos , ut esse veridicos ; &lt;b&gt; cum sint regula aliorum , &lt;/b&gt; quae obliquari , et falsificari non debet .</text:p>
          </table:table-cell>
          <table:table-cell table:style-name="ce3" office:value-type="string" calcext:value-type="string">
            <text:p>Lo quarto conuiene alos Reyes de seer manifiestos e claros e seer uerdaderos &lt;b&gt; por que son regla de los otros &lt;/b&gt; La qual regla non se deue torcer nin falssar Et ahun conuiene les de seer manifiestos aborresçedores e amadores</text:p>
          </table:table-cell>
          <table:table-cell office:value-type="string" calcext:value-type="string">
            <text:p>kjcTGOd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1.3.1</text:p>
          </table:table-cell>
          <table:table-cell office:value-type="string" calcext:value-type="string">
            <text:p>k2PF8Wf</text:p>
          </table:table-cell>
          <table:table-cell table:style-name="ce3" office:value-type="string" calcext:value-type="string">
            <text:p>Mansuetudo enim proprie nominare videtur passionem oppositam irae . &lt;b&gt; Sed cum sit quaedam virtus &lt;/b&gt; inter iram et mansuetudinem , quia virtutem illam proprio nomine nominare nescimus ,</text:p>
          </table:table-cell>
          <table:table-cell table:style-name="ce3" office:value-type="string" calcext:value-type="string">
            <text:p>en el quarto libro delas ethicas . Ca la manssedunbre nonbra propriamente passion contraria ala saña . &lt;b&gt; Mas por que ha de ser alguna uirtud entre la sanna e la mansedunbre &lt;/b&gt; la qual uirtud non podemos nonbrar por su nonbre propreo nonbramos la por nonbre de mansedunbre</text:p>
          </table:table-cell>
          <table:table-cell office:value-type="string" calcext:value-type="string">
            <text:p>aQMvwaT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1.3.2</text:p>
          </table:table-cell>
          <table:table-cell office:value-type="string" calcext:value-type="string">
            <text:p>y7sd6lT</text:p>
          </table:table-cell>
          <table:table-cell table:style-name="ce3" office:value-type="string" calcext:value-type="string">
            <text:p>sunt spes , et desperatio . Nam spes , et desperatio , &lt;b&gt; cum sumantur respectu boni , &lt;/b&gt; praecedunt timorem , et audaciam , iram , et mansuetudinem , quae sumuntur respectu mali .</text:p>
          </table:table-cell>
          <table:table-cell table:style-name="ce3" office:value-type="string" calcext:value-type="string">
            <text:p>e la aborrençia son las segundas Maen el tercero logar son de poner la esperançar la desesꝑança . &lt;b&gt; Ca por que son tomadas &lt;/b&gt; por razon de bien son puestas primero que el temor e la oladia e que la sanna e la monssedunbre</text:p>
          </table:table-cell>
          <table:table-cell office:value-type="string" calcext:value-type="string">
            <text:p>nJYrWdU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1.3.3</text:p>
          </table:table-cell>
          <table:table-cell office:value-type="string" calcext:value-type="string">
            <text:p>g92Er3m</text:p>
          </table:table-cell>
          <table:table-cell table:style-name="ce3" office:value-type="string" calcext:value-type="string">
            <text:p>omnem iniustitiam exercent . Unde et Valerius Maximus de Dionysio Ciciliano recitat , &lt;b&gt; qui cum esset tyrannus , &lt;/b&gt; erat amator proprii commodi , depopulabat urbes ,</text:p>
          </table:table-cell>
          <table:table-cell table:style-name="ce3" office:value-type="string" calcext:value-type="string">
            <text:p>e fazen e vsan de toda iniustiçia . Onde ualerio maximo cuenta de dionsio seziliano &lt;b&gt; que commo fuesse tyrano &lt;/b&gt; e amador de propio prouecho despoblaua e despoiaua las çibdades</text:p>
          </table:table-cell>
          <table:table-cell office:value-type="string" calcext:value-type="string">
            <text:p>jskmkGB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1.3.7</text:p>
          </table:table-cell>
          <table:table-cell office:value-type="string" calcext:value-type="string">
            <text:p>evASXMZ</text:p>
          </table:table-cell>
          <table:table-cell table:style-name="ce3" office:value-type="string" calcext:value-type="string">
            <text:p>iratus miseretur ei sed odium pro nullo miserebitur , &lt;b&gt; cum sit quid insatiabile . &lt;/b&gt; Octaua differentia est : quia ira vult contra pati :</text:p>
          </table:table-cell>
          <table:table-cell table:style-name="ce3" office:value-type="string" calcext:value-type="string">
            <text:p>contra quien ha sana el sañudo apiadasse del Mas la mal querençia de ninguno non se apiada por que es cosa &lt;b&gt; que se non farta . &lt;/b&gt; ¶ La octaua diferençia es que la saña quier</text:p>
          </table:table-cell>
          <table:table-cell office:value-type="string" calcext:value-type="string">
            <text:p>b7Csyrf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1.4.1</text:p>
          </table:table-cell>
          <table:table-cell office:value-type="string" calcext:value-type="string">
            <text:p>zKsr62x</text:p>
          </table:table-cell>
          <table:table-cell table:style-name="ce3" office:value-type="string" calcext:value-type="string">
            <text:p>et ingerit se ad faciendum magna . Iuuenes ergo , &lt;b&gt; cum sint liberales , et cum sint animosi et bonae spei , &lt;/b&gt; non habent unde retrahantur quin sint magnanimi .</text:p>
          </table:table-cell>
          <table:table-cell table:style-name="ce3" office:value-type="string" calcext:value-type="string">
            <text:p>por que se tiene por digno para g̃ndescolas e entremetesse de fazer grandes cosas . &lt;b&gt; Et pues que assi es commo los mancebos &lt;/b&gt; non ayan ninguna cosa que los destorue</text:p>
          </table:table-cell>
          <table:table-cell office:value-type="string" calcext:value-type="string">
            <text:p>l7dCkKi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1.4.3</text:p>
          </table:table-cell>
          <table:table-cell office:value-type="string" calcext:value-type="string">
            <text:p>fdykZIA</text:p>
          </table:table-cell>
          <table:table-cell table:style-name="ce3" office:value-type="string" calcext:value-type="string">
            <text:p>ut vult Philosophus 2 Rhetoricorum . Verecundia ergo , &lt;b&gt; cum sit timor inhonorationis , &lt;/b&gt; non competit senibus ; quia magis curant de utili ,</text:p>
          </table:table-cell>
          <table:table-cell table:style-name="ce3" office:value-type="string" calcext:value-type="string">
            <text:p>Et assi lo dize el philosofo en el segundo libro dela Rectorica &lt;b&gt; Ca por que la uerguença es temor de desonera non pertenesçe alos uieios &lt;/b&gt; por que may orcuidado han del prouecho que dela honrra</text:p>
          </table:table-cell>
          <table:table-cell office:value-type="string" calcext:value-type="string">
            <text:p>l70Urnd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.1.14</text:p>
          </table:table-cell>
          <table:table-cell office:value-type="string" calcext:value-type="string">
            <text:p>olHJvkZ</text:p>
          </table:table-cell>
          <table:table-cell table:style-name="ce3" office:value-type="string" calcext:value-type="string">
            <text:p>vel ciuilia , quibus vacare debeant &lt;b&gt; cum sint adulti : &lt;/b&gt; ad quae non sunt instruendae uxores , quia talibus vacare non debent .</text:p>
          </table:table-cell>
          <table:table-cell table:style-name="ce3" office:value-type="string" calcext:value-type="string">
            <text:p>alas obras de caualleria e alas obras çiuiles alas quales deuen entender &lt;b&gt; quando fueren criados &lt;/b&gt; e mayores alas quales cosas non son de enssennar las mugers por que non deuen entender atales cosas .</text:p>
          </table:table-cell>
          <table:table-cell office:value-type="string" calcext:value-type="string">
            <text:p>cC0vR15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.1.19</text:p>
          </table:table-cell>
          <table:table-cell office:value-type="string" calcext:value-type="string">
            <text:p>bbHE4nj</text:p>
          </table:table-cell>
          <table:table-cell table:style-name="ce3" office:value-type="string" calcext:value-type="string">
            <text:p>quae deterius proferre possent . Unde et aliquos Philosophos legimus sic fecisse , &lt;b&gt; qui cum essent impeditae linguae , &lt;/b&gt; accipientes specialem conatum circa illas literas</text:p>
          </table:table-cell>
          <table:table-cell table:style-name="ce3" office:value-type="string" calcext:value-type="string">
            <text:p>que peor pueden pronunçiar . Ende leemos que algunos philosofos lo fizieron &lt;b&gt; assi los quales commo ouiessen las lenguas enbargadas &lt;/b&gt; tomaron especial esfuerço çerca aquellas letras que peor pronunçiauan</text:p>
          </table:table-cell>
          <table:table-cell office:value-type="string" calcext:value-type="string">
            <text:p>a0TKcL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.1.23</text:p>
          </table:table-cell>
          <table:table-cell office:value-type="string" calcext:value-type="string">
            <text:p>f6a0NbY</text:p>
          </table:table-cell>
          <table:table-cell table:style-name="ce3" office:value-type="string" calcext:value-type="string">
            <text:p>sufficientem deliberationem habere ; elegibilius esset consilium muliebre quam virile . &lt;b&gt; Natura enim cum moueatur ab intelligentiis , et a Deo , &lt;/b&gt; in quo est suprema prudentia ; oportet quod agat ordinate et prudenter .</text:p>
          </table:table-cell>
          <table:table-cell table:style-name="ce3" office:value-type="string" calcext:value-type="string">
            <text:p>que del uaron e la razon es esta &lt;b&gt; por que la natura toda es mouida delos angeles | e de dios &lt;/b&gt; en que es conplimiento de sabiduria . Et por ende conuiene que aquellas cosas que faze la natura</text:p>
          </table:table-cell>
          <table:table-cell office:value-type="string" calcext:value-type="string">
            <text:p>uT1eH5R, tm982iY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.3.9</text:p>
          </table:table-cell>
          <table:table-cell office:value-type="string" calcext:value-type="string">
            <text:p>gRTimUH</text:p>
          </table:table-cell>
          <table:table-cell table:style-name="ce3" office:value-type="string" calcext:value-type="string">
            <text:p>Nam vinum , frumentum , et talia quibus indigemus ad vitam , &lt;b&gt; cum sint magni ponderis , &lt;/b&gt; commode ad partes longinquas portari non possunt . Oportuit ergo inuenire aliquid</text:p>
          </table:table-cell>
          <table:table-cell table:style-name="ce3" office:value-type="string" calcext:value-type="string">
            <text:p>o otras tales cosas que auemos menester para la uida &lt;b&gt; por que son de grand peso &lt;/b&gt; non las poderemos leuar conueniblemente a luengas tierras . Et pues que assi es conuiene de fablar alguna cosa</text:p>
          </table:table-cell>
          <table:table-cell office:value-type="string" calcext:value-type="string">
            <text:p>suHBDO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.3.12</text:p>
          </table:table-cell>
          <table:table-cell office:value-type="string" calcext:value-type="string">
            <text:p>fmWPRf2</text:p>
          </table:table-cell>
          <table:table-cell table:style-name="ce3" office:value-type="string" calcext:value-type="string">
            <text:p>quod fecit Thales Milesius unus de septem sapientibus , qui primo philosophari coeperunt . &lt;b&gt; Ipse enim cum esset pauper , &lt;/b&gt; et improperaretur sibi a multis cur philosopharetur , et ad quid valeret Philosophia sua ,</text:p>
          </table:table-cell>
          <table:table-cell table:style-name="ce3" office:value-type="string" calcext:value-type="string">
            <text:p>¶ El primero es que fizo talez mi les io vno de los siete sabios que primeramente comneçara a philosofo far . &lt;b&gt; Este mille sio commo fuesse muy pobre &lt;/b&gt; e le denostassen sus amigos diziendol que por que se daua tanto ala ph̃ia</text:p>
          </table:table-cell>
          <table:table-cell office:value-type="string" calcext:value-type="string">
            <text:p>in0By8N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.1.7</text:p>
          </table:table-cell>
          <table:table-cell office:value-type="string" calcext:value-type="string">
            <text:p>v7Fn4Xi</text:p>
          </table:table-cell>
          <table:table-cell table:style-name="ce3" office:value-type="string" calcext:value-type="string">
            <text:p>ut esset maxima unitas et maxima coniunctio in ciuitate . &lt;b&gt; Nam cum sit maxima unitas , &lt;/b&gt; et maxima coniunctio patrum ad filios , antiquiores reputarent se</text:p>
          </table:table-cell>
          <table:table-cell table:style-name="ce3" office:value-type="string" calcext:value-type="string">
            <text:p>por que fuesse muy grant vnidat e muy grant ayuntamiento enla çibdat . &lt;b&gt; Ca commo sea muy grant vnidat &lt;/b&gt; e grant ayuntamiento de los padres alos fijos los mas antiguos cuydarian</text:p>
          </table:table-cell>
          <table:table-cell office:value-type="string" calcext:value-type="string">
            <text:p>ePXMG84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3.1.13</text:p>
          </table:table-cell>
          <table:table-cell office:value-type="string" calcext:value-type="string">
            <text:p>i0LvTTW</text:p>
          </table:table-cell>
          <table:table-cell table:style-name="ce3" office:value-type="string" calcext:value-type="string">
            <text:p>ad aliquam praeposituram vel ad aliquem magistratum assumitur . &lt;b&gt; Quare cum deceat regia maiestatem &lt;/b&gt; et uniuersaliter omnem ciuem , cuius est magistratus</text:p>
          </table:table-cell>
          <table:table-cell table:style-name="ce3" office:value-type="string" calcext:value-type="string">
            <text:p>que non ha poderio commo se conosçe despues que esle un atada en alguna dignidat o en algun maestradgo o en algun poderio &lt;b&gt; por la qual razon commo venga ala real magestad &lt;/b&gt; e generalmente a qual quier que ha de dar e partir los maestradgos e las diguidades</text:p>
          </table:table-cell>
          <table:table-cell office:value-type="string" calcext:value-type="string">
            <text:p>oLmKmR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3.1.14</text:p>
          </table:table-cell>
          <table:table-cell office:value-type="string" calcext:value-type="string">
            <text:p>ouF3jKk</text:p>
          </table:table-cell>
          <table:table-cell table:style-name="ce3" office:value-type="string" calcext:value-type="string">
            <text:p>quorum nullum esset aliud officium , nisi bellare , &lt;b&gt; cum adesset oportunitas : &lt;/b&gt; et onerosius et quasi omnino importabile esset sustentare sic quinque milia : oporteret enim ciuitatem illam habere possessiones quasi ad votum ,</text:p>
          </table:table-cell>
          <table:table-cell table:style-name="ce3" office:value-type="string" calcext:value-type="string">
            <text:p>çibdat los quales caualleros non ouiessen otro ofiçio ninguno si non lidiar &lt;b&gt; quando fuesse me este &lt;/b&gt; Et muy mayor carga e peor de sofrir serie si ouiessen a mantener cinco mill caualleros</text:p>
          </table:table-cell>
          <table:table-cell office:value-type="string" calcext:value-type="string">
            <text:p>u6nWKQD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.2.10</text:p>
          </table:table-cell>
          <table:table-cell office:value-type="string" calcext:value-type="string">
            <text:p>z514P9L</text:p>
          </table:table-cell>
          <table:table-cell table:style-name="ce3" office:value-type="string" calcext:value-type="string">
            <text:p>et vult ciues sibi inuicem esse notos , et de se confidere ; &lt;b&gt; nam cum intendat bonum ipsorum ciuium et subditorum , &lt;/b&gt; naturale est ut diligatur ab eis :</text:p>
          </table:table-cell>
          <table:table-cell table:style-name="ce3" office:value-type="string" calcext:value-type="string">
            <text:p>e quiere que los çibdada nos sean conosçidos vnos con otros e que fien vnos de otros . &lt;b&gt; Ca commo el entienda enl bien de los çibdadanos natural &lt;/b&gt; cosaes que sea amado dellos . Por la qual cosa quiere</text:p>
          </table:table-cell>
          <table:table-cell office:value-type="string" calcext:value-type="string">
            <text:p>wRtzgo6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.2.12</text:p>
          </table:table-cell>
          <table:table-cell office:value-type="string" calcext:value-type="string">
            <text:p>kDLYzMF</text:p>
          </table:table-cell>
          <table:table-cell table:style-name="ce3" office:value-type="string" calcext:value-type="string">
            <text:p>est maxime tristabile . Priuatur ergo tyrannus a maxima delectatione , &lt;b&gt; cum videat se esse populis odiosum . &lt;/b&gt; Viso tyrannidem cauendam esse , quia iniqui principatus diuitum</text:p>
          </table:table-cell>
          <table:table-cell table:style-name="ce3" office:value-type="string" calcext:value-type="string">
            <text:p>esto es muy derstable e por ende el tirano es pri uado de grant delectaçion &lt;b&gt; quando bee | que es aborresçido delos pueblos &lt;/b&gt; Disto que la tirauja es de esquiuar e de aborresçer por que es mala</text:p>
          </table:table-cell>
          <table:table-cell office:value-type="string" calcext:value-type="string">
            <text:p>b6rArmP, eO16qq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.2.13</text:p>
          </table:table-cell>
          <table:table-cell office:value-type="string" calcext:value-type="string">
            <text:p>pGNQM0m</text:p>
          </table:table-cell>
          <table:table-cell table:style-name="ce3" office:value-type="string" calcext:value-type="string">
            <text:p>propter eruditionem Regum et Principum , ut recte et debite gubernent populum sibi commissum : &lt;b&gt; cum deuiare a recto regimine sit tyrannizare , &lt;/b&gt; et iniuriari subditis , et non intendere commune bonum ;</text:p>
          </table:table-cell>
          <table:table-cell table:style-name="ce3" office:value-type="string" calcext:value-type="string">
            <text:p>que les es acomedado e commo desinarse &lt;b&gt; e arredrarse los rreyes del | gouernemjento derecho sea tiranizar &lt;/b&gt; e fazer tuerto alos subditos e non entender al bien comun</text:p>
          </table:table-cell>
          <table:table-cell office:value-type="string" calcext:value-type="string">
            <text:p>j56Jov7, koRdtAs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.2.16</text:p>
          </table:table-cell>
          <table:table-cell office:value-type="string" calcext:value-type="string">
            <text:p>cstLXBx</text:p>
          </table:table-cell>
          <table:table-cell table:style-name="ce3" office:value-type="string" calcext:value-type="string">
            <text:p>Restat ergo de consilio pertransire quae tractanda sunt circa ipsum . &lt;b&gt; Sed , cum dicat Philosophus &lt;/b&gt; 3 Ethic’ consiliabitur</text:p>
          </table:table-cell>
          <table:table-cell table:style-name="ce3" office:value-type="string" calcext:value-type="string">
            <text:p>consseio quales cosas son de trattrar çerca el . &lt;b&gt; Mas commo el pho diga en el segundo libro delas ethicas &lt;/b&gt; que por çierto alguno tomara consseio non de aquellas cosas de que el omne non sabio</text:p>
          </table:table-cell>
          <table:table-cell office:value-type="string" calcext:value-type="string">
            <text:p>kcXHYHw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.2.29</text:p>
          </table:table-cell>
          <table:table-cell office:value-type="string" calcext:value-type="string">
            <text:p>rcc1YzY</text:p>
          </table:table-cell>
          <table:table-cell table:style-name="ce3" office:value-type="string" calcext:value-type="string">
            <text:p>sumitur ex eo quod facilius est peruerti Regem , quam legem . &lt;b&gt; Nam Rex cum sit homo &lt;/b&gt; non dicit intellectum bonum tantum , sed dicit intellectum cum concupiscentia :</text:p>
          </table:table-cell>
          <table:table-cell table:style-name="ce3" office:value-type="string" calcext:value-type="string">
            <text:p>e de corconper el rey que la ley . &lt;b&gt; Ca el Rey por que es omne &lt;/b&gt; non dize entendemiento tan solamente mas dize entendimiento con cobdiçia . Et pues que assi es puesto</text:p>
          </table:table-cell>
          <table:table-cell office:value-type="string" calcext:value-type="string">
            <text:p>aGuGV2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3.2.30</text:p>
          </table:table-cell>
          <table:table-cell office:value-type="string" calcext:value-type="string">
            <text:p>hryX3nu</text:p>
          </table:table-cell>
          <table:table-cell table:style-name="ce3" office:value-type="string" calcext:value-type="string">
            <text:p>si sint boni , et ad vitium si sint mali , &lt;b&gt; cum procedant ex interiori appetitu . &lt;/b&gt; Sed si consideretur lex humana non quantum ad intentionem legislatoris ,</text:p>
          </table:table-cell>
          <table:table-cell table:style-name="ce3" office:value-type="string" calcext:value-type="string">
            <text:p>porque las obras de fuerera estonçe nos aduzen mucha uirtud si son buenas . e a pecado si son malas . &lt;b&gt; quando uieñe del apetito | et ple desseo del coraçon . &lt;/b&gt; Mas si fuere penssa para la ley humanal non quanto ala entençion del ponedor della</text:p>
          </table:table-cell>
          <table:table-cell office:value-type="string" calcext:value-type="string">
            <text:p>bfWPai2, pnG9Im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3.3.6</text:p>
          </table:table-cell>
          <table:table-cell office:value-type="string" calcext:value-type="string">
            <text:p>tr0VwR2</text:p>
          </table:table-cell>
          <table:table-cell table:style-name="ce3" office:value-type="string" calcext:value-type="string">
            <text:p>ut onerat armis ordinate incedant , ac si deberent pugnam committere . &lt;b&gt; Et cum viderit magister bellorum &lt;/b&gt; aliquem non tenere ordinem debitum in acie , ipsum increpet et corrigat :</text:p>
          </table:table-cell>
          <table:table-cell table:style-name="ce3" office:value-type="string" calcext:value-type="string">
            <text:p>assi que cargados de armas puedan andar ordenadamente assi commo si ouiessen de acometer la batalla . &lt;b&gt; Et quando vieren los caudiellos maestros de las batallas &lt;/b&gt; que alguno non guarda orden en la az deuenle denostar e castigar</text:p>
          </table:table-cell>
          <table:table-cell office:value-type="string" calcext:value-type="string">
            <text:p>e84HAc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3.3.10</text:p>
          </table:table-cell>
          <table:table-cell office:value-type="string" calcext:value-type="string">
            <text:p>aDuX0It</text:p>
          </table:table-cell>
          <table:table-cell table:style-name="ce3" office:value-type="string" calcext:value-type="string">
            <text:p>gladium vibrare ad percutiendum , portare scutum ad se protegendum : &lt;b&gt; et cum debeant esse vigilantes , agiles , sobrii , &lt;/b&gt; habentes armorum experientiam : oportet omnia haec peramplius</text:p>
          </table:table-cell>
          <table:table-cell table:style-name="ce3" office:value-type="string" calcext:value-type="string">
            <text:p>e rodear el escudo para encobrirse meior &lt;b&gt; e avn que ayan los oios bien espiertos | e que sean ligeros e mesurados en beuer e gerrdados de vino &lt;/b&gt; e avn que ayan vso de las armas . Et si todas estas cosas deuen ser falladas en los buenos lidiadores</text:p>
          </table:table-cell>
          <table:table-cell office:value-type="string" calcext:value-type="string">
            <text:p>kqDZUL8, bDLNIY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3.3.16</text:p>
          </table:table-cell>
          <table:table-cell office:value-type="string" calcext:value-type="string">
            <text:p>dnsubbU</text:p>
          </table:table-cell>
          <table:table-cell table:style-name="ce3" office:value-type="string" calcext:value-type="string">
            <text:p>cuiuscunque conditionis aquae illae existant , nauales dicuntur . &lt;b&gt; Quare cum sint quatuor genera pugnarum , &lt;/b&gt; postquam diximus de campestri , restat dicere de obsessiua , defensiua , et nauali .</text:p>
          </table:table-cell>
          <table:table-cell table:style-name="ce3" office:value-type="string" calcext:value-type="string">
            <text:p>que sean aquellas aguas son dichas batallas nauales e de naues . &lt;b&gt; Por la qual cosa commo sean quatro maneras da batallas &lt;/b&gt; despues que dixiemos de la batalla de la tierra fincanos de dezir de las otras tres . Conuieue de saber de la de çerca</text:p>
          </table:table-cell>
          <table:table-cell office:value-type="string" calcext:value-type="string">
            <text:p>uQDsbio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.3.17</text:p>
          </table:table-cell>
          <table:table-cell office:value-type="string" calcext:value-type="string">
            <text:p>nu4OHty</text:p>
          </table:table-cell>
          <table:table-cell table:style-name="ce3" office:value-type="string" calcext:value-type="string">
            <text:p>et non diligenter se muniant , ab obsessis molestari poterunt . &lt;b&gt; Nam cum contingat obsessiones &lt;/b&gt; per multa aliquando durare tempora , non est possibile obsidentes</text:p>
          </table:table-cell>
          <table:table-cell table:style-name="ce3" office:value-type="string" calcext:value-type="string">
            <text:p>pueden resçebir daño de los que estan çercados &lt;b&gt; Ca commo contezca &lt;/b&gt; que las çercas puedan durar algunas vezes e por muchos tienpos non puede ser</text:p>
          </table:table-cell>
          <table:table-cell office:value-type="string" calcext:value-type="string">
            <text:p>ngTBKf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3.3.17</text:p>
          </table:table-cell>
          <table:table-cell office:value-type="string" calcext:value-type="string">
            <text:p>uCF8LGW</text:p>
          </table:table-cell>
          <table:table-cell table:style-name="ce3" office:value-type="string" calcext:value-type="string">
            <text:p>Ideo nisi sint muniti , contingit quod existentes in castris &lt;b&gt; ( cum fuerint occupati obsidentes somno , &lt;/b&gt; vel ludo , vel ocio , aut aliqua necessitate dispersi )</text:p>
          </table:table-cell>
          <table:table-cell table:style-name="ce3" office:value-type="string" calcext:value-type="string">
            <text:p>que los que estan en los castiellos o en las çibdades cercadas &lt;b&gt; quando los que çercan durmieren o comieren o estudieren de vagar o fueren derramados &lt;/b&gt; por alguna neçessidat a desora pueden dar en ellos e quemarles las tiendas</text:p>
          </table:table-cell>
          <table:table-cell office:value-type="string" calcext:value-type="string">
            <text:p>m1tKc6L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.3.22</text:p>
          </table:table-cell>
          <table:table-cell office:value-type="string" calcext:value-type="string">
            <text:p>xBZn4EI</text:p>
          </table:table-cell>
          <table:table-cell table:style-name="ce3" office:value-type="string" calcext:value-type="string">
            <text:p>et utrum per aliqua signa cognoscere possint obsidentes inchoare cuniculos : &lt;b&gt; quod cum perceperint , &lt;/b&gt; statim debent viam aliam subterraneam facere correspondentem illis cuniculis ,</text:p>
          </table:table-cell>
          <table:table-cell table:style-name="ce3" office:value-type="string" calcext:value-type="string">
            <text:p>o si por algunas señales pudieren conosçer que los que cercan comiençan a fazer cueuas coneieras . &lt;b&gt; Et quando esto entendieren &lt;/b&gt; luego sin detenimiento ninguno deuen fazer otras cueuas soterrañas</text:p>
          </table:table-cell>
          <table:table-cell office:value-type="string" calcext:value-type="string">
            <text:p>rTDC6t6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6380"/>
        </table:table-row>
        <table:table-row table:style-name="ro1" table:number-rows-repeated="23">
          <table:table-cell table:number-columns-repeated="2"/>
          <table:table-cell table:style-name="ce4" table:number-columns-repeated="2"/>
          <table:table-cell table:number-columns-repeated="16380"/>
        </table:table-row>
        <table:table-row table:style-name="ro1" table:number-rows-repeated="104851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05T14:35:13.219263981</dc:date>
    <meta:editing-duration>PT2M32S</meta:editing-duration>
    <meta:editing-cycles>1</meta:editing-cycles>
    <meta:document-statistic meta:table-count="1" meta:cell-count="206" meta:object-count="0"/>
    <meta:generator>LibreOffice/7.4.7.2$Linux_X86_64 LibreOffice_project/40$Build-2</meta:generator>
  </office:meta>
</office:document-meta>
</file>